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8FFB1F39B21A3DC0.png" manifest:media-type="image/png"/>
  <manifest:file-entry manifest:full-path="Pictures/100002010000078000000438C7EF8436E1761B18.png" manifest:media-type="image/png"/>
  <manifest:file-entry manifest:full-path="Pictures/10000201000007800000043864882D53836C7CEB.png" manifest:media-type="image/png"/>
  <manifest:file-entry manifest:full-path="Pictures/10000201000007800000043855AAA70C8C1D3D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39cm, 9.824cm, 3.283cm, 13.13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18cm, 9.717cm, 3.232cm, 13.236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2.459cm, 9.846cm, 3.362cm, 13.108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35cm, 9.547cm, 3.386cm, 13.244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12cm" svg:height="8.508cm" svg:x="0.874cm" svg:y="1.001cm">
          <draw:image xlink:href="Pictures/10000201000007800000043855AAA70C8C1D3DE2.png" xlink:type="simple" xlink:show="embed" xlink:actuate="onLoad" loext:mime-type="image/png">
            <text:p/>
          </draw:image>
        </draw:frame>
        <draw:frame draw:style-name="gr2" draw:text-style-name="P2" draw:layer="layout" svg:width="2.794cm" svg:height="0.806cm" svg:x="3.767cm" svg:y="8.349cm">
          <draw:text-box>
            <text:p><text:span text:style-name="T1">S</text:span><text:span text:style-name="T1">t</text:span><text:span text:style-name="T1">e</text:span><text:span text:style-name="T1">p</text:span><text:span text:style-name="T1"> </text:span><text:span text:style-name="T1">1</text:span></text:p>
          </draw:text-box>
        </draw:frame>
        <draw:frame draw:style-name="gr3" draw:text-style-name="P1" draw:layer="layout" svg:width="10.413cm" svg:height="8.535cm" svg:x="11.395cm" svg:y="1cm">
          <draw:image xlink:href="Pictures/10000201000007800000043864882D53836C7CEB.png" xlink:type="simple" xlink:show="embed" xlink:actuate="onLoad" loext:mime-type="image/png">
            <text:p/>
          </draw:image>
        </draw:frame>
        <draw:frame draw:style-name="gr2" draw:text-style-name="P2" draw:layer="layout" svg:width="2.794cm" svg:height="0.806cm" svg:x="14.562cm" svg:y="8.393cm">
          <draw:text-box>
            <text:p><text:span text:style-name="T1">Step 2</text:span></text:p>
          </draw:text-box>
        </draw:frame>
        <draw:line draw:style-name="gr4" draw:text-style-name="P3" draw:layer="layout" svg:x1="7.604cm" svg:y1="3.667cm" svg:x2="5.191cm" svg:y2="2.524cm">
          <text:p/>
        </draw:line>
        <draw:line draw:style-name="gr4" draw:text-style-name="P3" draw:layer="layout" svg:x1="18.907cm" svg:y1="3.667cm" svg:x2="16.367cm" svg:y2="4.683cm">
          <text:p/>
        </draw:line>
        <draw:frame draw:style-name="gr5" draw:text-style-name="P1" draw:layer="layout" svg:width="10.413cm" svg:height="8.508cm" svg:x="0.873cm" svg:y="9.637cm">
          <draw:image xlink:href="Pictures/100002010000078000000438C7EF8436E1761B18.png" xlink:type="simple" xlink:show="embed" xlink:actuate="onLoad" loext:mime-type="image/png">
            <text:p/>
          </draw:image>
        </draw:frame>
        <draw:line draw:style-name="gr4" draw:text-style-name="P3" draw:layer="layout" svg:x1="8.239cm" svg:y1="14.208cm" svg:x2="5.953cm" svg:y2="14.843cm">
          <text:p/>
        </draw:line>
        <draw:frame draw:style-name="gr2" draw:text-style-name="P2" draw:layer="layout" svg:width="2.794cm" svg:height="0.806cm" svg:x="3.64cm" svg:y="17.029cm">
          <draw:text-box>
            <text:p><text:span text:style-name="T1">Step 3</text:span></text:p>
          </draw:text-box>
        </draw:frame>
        <draw:frame draw:style-name="gr6" draw:text-style-name="P1" draw:layer="layout" svg:width="10.474cm" svg:height="8.508cm" svg:x="11.441cm" svg:y="9.637cm">
          <draw:image xlink:href="Pictures/1000020100000780000004388FFB1F39B21A3DC0.png" xlink:type="simple" xlink:show="embed" xlink:actuate="onLoad" loext:mime-type="image/png">
            <text:p/>
          </draw:image>
        </draw:frame>
        <draw:line draw:style-name="gr4" draw:text-style-name="P3" draw:layer="layout" svg:x1="19.288cm" svg:y1="12.938cm" svg:x2="16.367cm" svg:y2="16.24cm">
          <text:p/>
        </draw:line>
        <draw:frame draw:style-name="gr2" draw:text-style-name="P2" draw:layer="layout" svg:width="2.794cm" svg:height="0.806cm" svg:x="14.662cm" svg:y="16.985cm">
          <draw:text-box>
            <text:p><text:span text:style-name="T1">Step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2T11:52:07.739821309</dc:date>
    <meta:editing-duration>PT52M27S</meta:editing-duration>
    <meta:editing-cycles>6</meta:editing-cycles>
    <meta:generator>LibreOffice/6.4.7.2$Linux_X86_64 LibreOffice_project/40$Build-2</meta:generator>
    <meta:document-statistic meta:object-count="12"/>
  </office:meta>
</office:document-meta>
</file>